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on.getOu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ingParameterTest.shouldNotThrowNPEWhenCloning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.email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ingParameterTest.shouldVerifyEvenIfArgumentsWereMu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ningParameterTest.businessLogic( EmailSender email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ningParameterTest.shouldReturnDefaultValueWithCloningAnsw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oningParameterTest.shouldClone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